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141aff" officeooo:paragraph-rsid="00141aff"/>
    </style:style>
    <style:style style:name="P2" style:family="paragraph" style:parent-style-name="Text_20_body" style:list-style-name="L2">
      <style:text-properties officeooo:rsid="00141aff" officeooo:paragraph-rsid="00141aff"/>
    </style:style>
    <style:style style:name="P3" style:family="paragraph" style:parent-style-name="Text_20_body" style:list-style-name="L4">
      <style:text-properties officeooo:rsid="0014da6d" officeooo:paragraph-rsid="0014da6d"/>
    </style:style>
    <style:style style:name="P4" style:family="paragraph" style:parent-style-name="Text_20_body" style:list-style-name="L1">
      <style:text-properties officeooo:rsid="0014da6d" officeooo:paragraph-rsid="0014da6d"/>
    </style:style>
    <style:style style:name="P5" style:family="paragraph" style:parent-style-name="Text_20_body" style:list-style-name="L4">
      <style:text-properties officeooo:paragraph-rsid="0014da6d"/>
    </style:style>
    <style:style style:name="P6" style:family="paragraph" style:parent-style-name="Text_20_body" style:list-style-name="L2">
      <style:text-properties officeooo:rsid="0016c814" officeooo:paragraph-rsid="0016c814"/>
    </style:style>
    <style:style style:name="P7" style:family="paragraph" style:parent-style-name="Text_20_body" style:list-style-name="L1">
      <style:text-properties officeooo:rsid="00180347" officeooo:paragraph-rsid="00180347"/>
    </style:style>
    <style:style style:name="P8" style:family="paragraph" style:parent-style-name="Text_20_body" style:list-style-name="L1">
      <style:text-properties officeooo:rsid="00193f30" officeooo:paragraph-rsid="00193f30"/>
    </style:style>
    <style:style style:name="P9" style:family="paragraph" style:parent-style-name="Text_20_body" style:list-style-name="L4">
      <style:text-properties officeooo:rsid="001970a2" officeooo:paragraph-rsid="001970a2"/>
    </style:style>
    <style:style style:name="P10" style:family="paragraph" style:parent-style-name="Text_20_body" style:list-style-name="L4">
      <style:text-properties officeooo:rsid="001c8366" officeooo:paragraph-rsid="001c8366"/>
    </style:style>
    <style:style style:name="P11" style:family="paragraph" style:parent-style-name="Text_20_body" style:list-style-name="L1">
      <style:text-properties officeooo:rsid="001e83f3" officeooo:paragraph-rsid="001e83f3"/>
    </style:style>
    <style:style style:name="P12" style:family="paragraph" style:parent-style-name="Text_20_body" style:list-style-name="L4">
      <style:text-properties officeooo:rsid="001e970b" officeooo:paragraph-rsid="001e970b"/>
    </style:style>
    <style:style style:name="P13" style:family="paragraph" style:parent-style-name="Text_20_body" style:list-style-name="L2">
      <style:text-properties officeooo:rsid="002383bb" officeooo:paragraph-rsid="002383bb"/>
    </style:style>
    <style:style style:name="P14" style:family="paragraph" style:parent-style-name="Text_20_body" style:list-style-name="L4">
      <style:text-properties officeooo:rsid="00250643" officeooo:paragraph-rsid="00250643"/>
    </style:style>
    <style:style style:name="P15" style:family="paragraph" style:parent-style-name="Heading_20_1">
      <style:text-properties officeooo:rsid="00141aff" officeooo:paragraph-rsid="00141aff"/>
    </style:style>
    <style:style style:name="T1" style:family="text">
      <style:text-properties officeooo:rsid="0014da6d"/>
    </style:style>
    <style:style style:name="T2" style:family="text">
      <style:text-properties officeooo:rsid="00156477"/>
    </style:style>
    <style:style style:name="T3" style:family="text">
      <style:text-properties officeooo:rsid="00186b5d"/>
    </style:style>
    <style:style style:name="T4" style:family="text">
      <style:text-properties officeooo:rsid="00193f30"/>
    </style:style>
    <style:style style:name="T5" style:family="text">
      <style:text-properties officeooo:rsid="001b84c8"/>
    </style:style>
    <style:style style:name="T6" style:family="text">
      <style:text-properties officeooo:rsid="001e83f3"/>
    </style:style>
    <style:style style:name="T7" style:family="text">
      <style:text-properties fo:font-style="italic" officeooo:rsid="001e83f3" style:font-style-asian="italic" style:font-style-complex="italic"/>
    </style:style>
    <style:style style:name="T8" style:family="text">
      <style:text-properties fo:font-style="italic" officeooo:rsid="0027fd8b" style:font-style-asian="italic" style:font-style-complex="italic"/>
    </style:style>
    <style:style style:name="T9" style:family="text">
      <style:text-properties officeooo:rsid="00261b8f"/>
    </style:style>
    <style:style style:name="T10" style:family="text">
      <style:text-properties officeooo:rsid="0027fd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oblem Defintion</text:h>
      <text:list xml:id="list3715410361" text:style-name="L1">
        <text:list-item>
          <text:p text:style-name="P1">Volunteers do not have enough representation and say</text:p>
        </text:list-item>
        <text:list-item>
          <text:p text:style-name="P1">Volunteers have capabilities, ideas and will, that are under ut<text:span text:style-name="T2">i</text:span>lized</text:p>
        </text:list-item>
        <text:list-item>
          <text:p text:style-name="P4">Volunteers are under utilized in sales and marketing <text:span text:style-name="T4">and other roles in the organisation;</text:span></text:p>
          <text:list>
            <text:list-item>
              <text:p text:style-name="P8">What roles are there?</text:p>
              <text:list>
                <text:list-item>
                  <text:p text:style-name="P8">Communication</text:p>
                </text:list-item>
                <text:list-item>
                  <text:p text:style-name="P8">Stock Management</text:p>
                </text:list-item>
                <text:list-item>
                  <text:p text:style-name="P8">Sales</text:p>
                </text:list-item>
              </text:list>
            </text:list-item>
          </text:list>
        </text:list-item>
        <text:list-item>
          <text:p text:style-name="P7">Psychologically volunteers can be willing and capable of performing a wide variety of tasks but feel uncomfortable because they were not trained and they were not invited to perform it.</text:p>
        </text:list-item>
        <text:list-item>
          <text:p text:style-name="P11">Limited transparency of policy</text:p>
        </text:list-item>
      </text:list>
      <text:h text:style-name="Heading_20_1" text:outline-level="1">Solution</text:h>
      <text:list xml:id="list1430546468" text:style-name="L2">
        <text:list-item>
          <text:p text:style-name="P2">When volunteers put forward ideas there needs to be a system that takes those suggestions, assesses them, always feeds back to the suggester. Anything taken from the suggestion that is to be implemented the volunteers needs to be informed of the progress.</text:p>
        </text:list-item>
        <text:list-item>
          <text:p text:style-name="P6">Volunteer <text:span text:style-name="T3">opportunity</text:span> catalogue, including responsibilities for eBay, sales. Training and liability.</text:p>
        </text:list-item>
        <text:list-item>
          <text:p text:style-name="P13">Transparency of policy via a wiki or physical publicly accessible folder.</text:p>
        </text:list-item>
      </text:list>
      <text:h text:style-name="Heading_20_1" text:outline-level="1">General Questions</text:h>
      <text:list xml:id="list2059036930" text:style-name="L4">
        <text:list-item>
          <text:p text:style-name="P3">What are volunteers expectations for being in the organisation? Broken down over the following criteria;</text:p>
          <text:list>
            <text:list-item>
              <text:p text:style-name="P5"><text:span text:style-name="T1">Roll in the organisational hierarchy. Which include staff, trustees and volunteers.</text:span></text:p>
            </text:list-item>
            <text:list-item>
              <text:p text:style-name="P12">What support or development does the organisation.</text:p>
            </text:list-item>
          </text:list>
        </text:list-item>
        <text:list-item>
          <text:p text:style-name="P10">What does the organisation expect of volunteers and how is that <text:span text:style-name="T6">portrayed. Consider the volunteer application agreement.</text:span> <text:span text:style-name="T6">N.B. </text:span><text:span text:style-name="T7">Subtext being do they simply expect them to fix bikes or is it possibility of broader involvement and development.</text:span></text:p>
        </text:list-item>
        <text:list-item>
          <text:p text:style-name="P9">Volunteers led assessment of the mission statement and establishing <text:span text:style-name="T5">real and effective values.</text:span></text:p>
        </text:list-item>
        <text:list-item>
          <text:p text:style-name="P14">What is the relationship between Derby and the rest of the organisation or the rest of the world. <text:span text:style-name="T8">N.B. Subtext A Lot the services and goals described at an organisational level apply only to Bristo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1T15:09:42.103446438</meta:creation-date>
    <dc:date>2022-04-01T16:27:00.519717255</dc:date>
    <meta:editing-duration>PT1H7M1S</meta:editing-duration>
    <meta:editing-cycles>19</meta:editing-cycles>
    <meta:generator>LibreOffice/6.1.5.2$Linux_X86_64 LibreOffice_project/10$Build-2</meta:generator>
    <meta:document-statistic meta:table-count="0" meta:image-count="0" meta:object-count="0" meta:page-count="1" meta:paragraph-count="21" meta:word-count="279" meta:character-count="1744" meta:non-whitespace-character-count="1504"/>
  </office:meta>
</office:document-meta>
</file>